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rstNodeNameHandler.startElement( String uri , String localName , String qName , 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rstNodeNameHandler.getFirstNod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Import.ini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Import.getFirstNodeName( InputSource xml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CRImport.doExecute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">
            <text:p text:style-name="Table_20_Contents">6</text:p>
          </table:table-cell>
          <table:table-cell office:value-type="float" office:value="74">
            <text:p text:style-name="Table_20_Contents">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